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rime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1000 10</text:p>
          </table:table-cell>
          <table:table-cell office:value-type="string" calcext:value-type="string">
            <text:p>1000 20</text:p>
          </table:table-cell>
          <table:table-cell office:value-type="string" calcext:value-type="string">
            <text:p>1000 30</text:p>
          </table:table-cell>
          <table:table-cell office:value-type="string" calcext:value-type="string">
            <text:p>1000 40</text:p>
          </table:table-cell>
          <table:table-cell office:value-type="string" calcext:value-type="string">
            <text:p>1000 50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office:value-type="float" office:value="0.151" calcext:value-type="float">
            <text:p>0.151</text:p>
          </table:table-cell>
          <table:table-cell office:value-type="float" office:value="0.141" calcext:value-type="float">
            <text:p>0.141</text:p>
          </table:table-cell>
          <table:table-cell office:value-type="float" office:value="0.144" calcext:value-type="float">
            <text:p>0.14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>
            <text:p>Trial 2</text:p>
          </table:table-cell>
          <table:table-cell office:value-type="float" office:value="0.144" calcext:value-type="float">
            <text:p>0.144</text:p>
          </table:table-cell>
          <table:table-cell office:value-type="float" office:value="0.134" calcext:value-type="float">
            <text:p>0.134</text:p>
          </table:table-cell>
          <table:table-cell office:value-type="float" office:value="0.125" calcext:value-type="float">
            <text:p>0.12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string" calcext:value-type="string">
            <text:p>Trial 3</text:p>
          </table:table-cell>
          <table:table-cell office:value-type="float" office:value="0.151" calcext:value-type="float">
            <text:p>0.15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5" calcext:value-type="float">
            <text:p>0.135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4:.B6])" office:value-type="float" office:value="0.148666666666667" calcext:value-type="float">
            <text:p>0.1486666667</text:p>
          </table:table-cell>
          <table:table-cell table:formula="of:=AVERAGE([.C4:.C6])" office:value-type="float" office:value="0.136" calcext:value-type="float">
            <text:p>0.136</text:p>
          </table:table-cell>
          <table:table-cell table:formula="of:=AVERAGE([.D4:.D6])" office:value-type="float" office:value="0.133666666666667" calcext:value-type="float">
            <text:p>0.1336666667</text:p>
          </table:table-cell>
          <table:table-cell table:formula="of:=AVERAGE([.E4:.E6])" office:value-type="float" office:value="0.132" calcext:value-type="float">
            <text:p>0.132</text:p>
          </table:table-cell>
          <table:table-cell table:formula="of:=AVERAGE([.F4:.F6])" office:value-type="float" office:value="0.131666666666667" calcext:value-type="float">
            <text:p>0.131666666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0000 10</text:p>
          </table:table-cell>
          <table:table-cell office:value-type="string" calcext:value-type="string">
            <text:p>10000 20</text:p>
          </table:table-cell>
          <table:table-cell office:value-type="string" calcext:value-type="string">
            <text:p>10000 30</text:p>
          </table:table-cell>
          <table:table-cell office:value-type="string" calcext:value-type="string">
            <text:p>10000 40</text:p>
          </table:table-cell>
          <table:table-cell office:value-type="string" calcext:value-type="string">
            <text:p>10000 50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office:value-type="float" office:value="6.857" calcext:value-type="float">
            <text:p>6.857</text:p>
          </table:table-cell>
          <table:table-cell office:value-type="float" office:value="5.497" calcext:value-type="float">
            <text:p>5.497</text:p>
          </table:table-cell>
          <table:table-cell office:value-type="float" office:value="4.981" calcext:value-type="float">
            <text:p>4.981</text:p>
          </table:table-cell>
          <table:table-cell office:value-type="float" office:value="4.786" calcext:value-type="float">
            <text:p>4.786</text:p>
          </table:table-cell>
          <table:table-cell office:value-type="float" office:value="4.349" calcext:value-type="float">
            <text:p>4.349</text:p>
          </table:table-cell>
        </table:table-row>
        <table:table-row table:style-name="ro1">
          <table:table-cell office:value-type="string" calcext:value-type="string">
            <text:p>Trial 2</text:p>
          </table:table-cell>
          <table:table-cell office:value-type="float" office:value="6.921" calcext:value-type="float">
            <text:p>6.921</text:p>
          </table:table-cell>
          <table:table-cell office:value-type="float" office:value="5.607" calcext:value-type="float">
            <text:p>5.607</text:p>
          </table:table-cell>
          <table:table-cell office:value-type="float" office:value="5.001" calcext:value-type="float">
            <text:p>5.001</text:p>
          </table:table-cell>
          <table:table-cell office:value-type="float" office:value="4.508" calcext:value-type="float">
            <text:p>4.508</text:p>
          </table:table-cell>
          <table:table-cell office:value-type="float" office:value="4.541" calcext:value-type="float">
            <text:p>4.541</text:p>
          </table:table-cell>
        </table:table-row>
        <table:table-row table:style-name="ro1">
          <table:table-cell office:value-type="string" calcext:value-type="string">
            <text:p>Trial 3</text:p>
          </table:table-cell>
          <table:table-cell office:value-type="float" office:value="6.801" calcext:value-type="float">
            <text:p>6.801</text:p>
          </table:table-cell>
          <table:table-cell office:value-type="float" office:value="5.643" calcext:value-type="float">
            <text:p>5.643</text:p>
          </table:table-cell>
          <table:table-cell office:value-type="float" office:value="5.012" calcext:value-type="float">
            <text:p>5.012</text:p>
          </table:table-cell>
          <table:table-cell office:value-type="float" office:value="4.551" calcext:value-type="float">
            <text:p>4.551</text:p>
          </table:table-cell>
          <table:table-cell office:value-type="float" office:value="4.421" calcext:value-type="float">
            <text:p>4.42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0:.B12])" office:value-type="float" office:value="6.85966666666667" calcext:value-type="float">
            <text:p>6.8596666667</text:p>
          </table:table-cell>
          <table:table-cell table:formula="of:=AVERAGE([.C10:.C12])" office:value-type="float" office:value="5.58233333333333" calcext:value-type="float">
            <text:p>5.5823333333</text:p>
          </table:table-cell>
          <table:table-cell table:formula="of:=AVERAGE([.D10:.D12])" office:value-type="float" office:value="4.998" calcext:value-type="float">
            <text:p>4.998</text:p>
          </table:table-cell>
          <table:table-cell table:formula="of:=AVERAGE([.E10:.E12])" office:value-type="float" office:value="4.615" calcext:value-type="float">
            <text:p>4.615</text:p>
          </table:table-cell>
          <table:table-cell table:formula="of:=AVERAGE([.F10:.F12])" office:value-type="float" office:value="4.437" calcext:value-type="float">
            <text:p>4.4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25000 10</text:p>
          </table:table-cell>
          <table:table-cell office:value-type="string" calcext:value-type="string">
            <text:p>25000 20</text:p>
          </table:table-cell>
          <table:table-cell office:value-type="string" calcext:value-type="string">
            <text:p>25000 30</text:p>
          </table:table-cell>
          <table:table-cell office:value-type="string" calcext:value-type="string">
            <text:p>25000 40</text:p>
          </table:table-cell>
          <table:table-cell office:value-type="string" calcext:value-type="string">
            <text:p>25000 50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office:value-type="float" office:value="26.423" calcext:value-type="float">
            <text:p>26.423</text:p>
          </table:table-cell>
          <table:table-cell office:value-type="float" office:value="20.851" calcext:value-type="float">
            <text:p>20.851</text:p>
          </table:table-cell>
          <table:table-cell office:value-type="float" office:value="18.796" calcext:value-type="float">
            <text:p>18.796</text:p>
          </table:table-cell>
          <table:table-cell office:value-type="float" office:value="17.599" calcext:value-type="float">
            <text:p>17.599</text:p>
          </table:table-cell>
          <table:table-cell office:value-type="float" office:value="17.186" calcext:value-type="float">
            <text:p>17.186</text:p>
          </table:table-cell>
        </table:table-row>
        <table:table-row table:style-name="ro1">
          <table:table-cell office:value-type="string" calcext:value-type="string">
            <text:p>Trial 2</text:p>
          </table:table-cell>
          <table:table-cell office:value-type="float" office:value="25.951" calcext:value-type="float">
            <text:p>25.951</text:p>
          </table:table-cell>
          <table:table-cell office:value-type="float" office:value="21.195" calcext:value-type="float">
            <text:p>21.195</text:p>
          </table:table-cell>
          <table:table-cell office:value-type="float" office:value="18.261" calcext:value-type="float">
            <text:p>18.261</text:p>
          </table:table-cell>
          <table:table-cell office:value-type="float" office:value="17.592" calcext:value-type="float">
            <text:p>17.592</text:p>
          </table:table-cell>
          <table:table-cell office:value-type="float" office:value="17.224" calcext:value-type="float">
            <text:p>17.224</text:p>
          </table:table-cell>
        </table:table-row>
        <table:table-row table:style-name="ro1">
          <table:table-cell office:value-type="string" calcext:value-type="string">
            <text:p>Trial 3</text:p>
          </table:table-cell>
          <table:table-cell office:value-type="float" office:value="26.634" calcext:value-type="float">
            <text:p>26.634</text:p>
          </table:table-cell>
          <table:table-cell office:value-type="float" office:value="20.823" calcext:value-type="float">
            <text:p>20.823</text:p>
          </table:table-cell>
          <table:table-cell office:value-type="float" office:value="18.555" calcext:value-type="float">
            <text:p>18.555</text:p>
          </table:table-cell>
          <table:table-cell office:value-type="float" office:value="17.672" calcext:value-type="float">
            <text:p>17.672</text:p>
          </table:table-cell>
          <table:table-cell office:value-type="float" office:value="16.871" calcext:value-type="float">
            <text:p>16.87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6:.B18])" office:value-type="float" office:value="26.336" calcext:value-type="float">
            <text:p>26.336</text:p>
          </table:table-cell>
          <table:table-cell table:formula="of:=AVERAGE([.C16:.C18])" office:value-type="float" office:value="20.9563333333333" calcext:value-type="float">
            <text:p>20.9563333333</text:p>
          </table:table-cell>
          <table:table-cell table:formula="of:=AVERAGE([.D16:.D18])" office:value-type="float" office:value="18.5373333333333" calcext:value-type="float">
            <text:p>18.5373333333</text:p>
          </table:table-cell>
          <table:table-cell table:formula="of:=AVERAGE([.E16:.E18])" office:value-type="float" office:value="17.621" calcext:value-type="float">
            <text:p>17.621</text:p>
          </table:table-cell>
          <table:table-cell table:formula="of:=AVERAGE([.F16:.F18])" office:value-type="float" office:value="17.0936666666667" calcext:value-type="float">
            <text:p>17.093666666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50000 10</text:p>
          </table:table-cell>
          <table:table-cell office:value-type="string" calcext:value-type="string">
            <text:p>50000 20</text:p>
          </table:table-cell>
          <table:table-cell office:value-type="string" calcext:value-type="string">
            <text:p>50000 30</text:p>
          </table:table-cell>
          <table:table-cell office:value-type="string" calcext:value-type="string">
            <text:p>50000 40</text:p>
          </table:table-cell>
          <table:table-cell office:value-type="string" calcext:value-type="string">
            <text:p>50000 50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office:value-type="float" office:value="70.944" calcext:value-type="float">
            <text:p>70.944</text:p>
          </table:table-cell>
          <table:table-cell office:value-type="float" office:value="58.462" calcext:value-type="float">
            <text:p>58.462</text:p>
          </table:table-cell>
          <table:table-cell office:value-type="float" office:value="55.587" calcext:value-type="float">
            <text:p>55.587</text:p>
          </table:table-cell>
          <table:table-cell office:value-type="float" office:value="54.076" calcext:value-type="float">
            <text:p>54.076</text:p>
          </table:table-cell>
          <table:table-cell office:value-type="float" office:value="50.972" calcext:value-type="float">
            <text:p>50.972</text:p>
          </table:table-cell>
        </table:table-row>
        <table:table-row table:style-name="ro1">
          <table:table-cell office:value-type="string" calcext:value-type="string">
            <text:p>Trial 2</text:p>
          </table:table-cell>
          <table:table-cell office:value-type="float" office:value="70.807" calcext:value-type="float">
            <text:p>70.807</text:p>
          </table:table-cell>
          <table:table-cell office:value-type="float" office:value="59.709" calcext:value-type="float">
            <text:p>59.709</text:p>
          </table:table-cell>
          <table:table-cell office:value-type="float" office:value="55.959" calcext:value-type="float">
            <text:p>55.959</text:p>
          </table:table-cell>
          <table:table-cell office:value-type="float" office:value="52.477" calcext:value-type="float">
            <text:p>52.477</text:p>
          </table:table-cell>
          <table:table-cell office:value-type="float" office:value="52.245" calcext:value-type="float">
            <text:p>52.245</text:p>
          </table:table-cell>
        </table:table-row>
        <table:table-row table:style-name="ro1">
          <table:table-cell office:value-type="string" calcext:value-type="string">
            <text:p>Trial 3</text:p>
          </table:table-cell>
          <table:table-cell office:value-type="float" office:value="70.818" calcext:value-type="float">
            <text:p>70.818</text:p>
          </table:table-cell>
          <table:table-cell office:value-type="float" office:value="59.283" calcext:value-type="float">
            <text:p>59.283</text:p>
          </table:table-cell>
          <table:table-cell office:value-type="float" office:value="54.567" calcext:value-type="float">
            <text:p>54.567</text:p>
          </table:table-cell>
          <table:table-cell office:value-type="float" office:value="53.082" calcext:value-type="float">
            <text:p>53.082</text:p>
          </table:table-cell>
          <table:table-cell office:value-type="float" office:value="52.058" calcext:value-type="float">
            <text:p>52.05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8:.B30])" office:value-type="float" office:value="201.271666666667" calcext:value-type="float">
            <text:p>201.2716666667</text:p>
          </table:table-cell>
          <table:table-cell table:formula="of:=AVERAGE([.C22:.C24])" office:value-type="float" office:value="59.1513333333333" calcext:value-type="float">
            <text:p>59.1513333333</text:p>
          </table:table-cell>
          <table:table-cell table:formula="of:=AVERAGE([.D22:.D24])" office:value-type="float" office:value="55.371" calcext:value-type="float">
            <text:p>55.371</text:p>
          </table:table-cell>
          <table:table-cell table:formula="of:=AVERAGE([.E22:.E24])" office:value-type="float" office:value="53.2116666666667" calcext:value-type="float">
            <text:p>53.2116666667</text:p>
          </table:table-cell>
          <table:table-cell table:formula="of:=AVERAGE([.F22:.F24])" office:value-type="float" office:value="51.7583333333333" calcext:value-type="float">
            <text:p>51.758333333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00000 10</text:p>
          </table:table-cell>
          <table:table-cell office:value-type="string" calcext:value-type="string">
            <text:p>100000 20</text:p>
          </table:table-cell>
          <table:table-cell office:value-type="string" calcext:value-type="string">
            <text:p>100000 30</text:p>
          </table:table-cell>
          <table:table-cell office:value-type="string" calcext:value-type="string">
            <text:p>100000 40</text:p>
          </table:table-cell>
          <table:table-cell office:value-type="string" calcext:value-type="string">
            <text:p>100000 50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office:value-type="float" office:value="200.087" calcext:value-type="float">
            <text:p>200.087</text:p>
          </table:table-cell>
          <table:table-cell office:value-type="float" office:value="168.997" calcext:value-type="float">
            <text:p>168.997</text:p>
          </table:table-cell>
          <table:table-cell office:value-type="float" office:value="167.503" calcext:value-type="float">
            <text:p>167.503</text:p>
          </table:table-cell>
          <table:table-cell office:value-type="float" office:value="155.177" calcext:value-type="float">
            <text:p>155.177</text:p>
          </table:table-cell>
          <table:table-cell office:value-type="float" office:value="155.951" calcext:value-type="float">
            <text:p>155.951</text:p>
          </table:table-cell>
        </table:table-row>
        <table:table-row table:style-name="ro1">
          <table:table-cell office:value-type="string" calcext:value-type="string">
            <text:p>Trial 2</text:p>
          </table:table-cell>
          <table:table-cell office:value-type="float" office:value="198.711" calcext:value-type="float">
            <text:p>198.711</text:p>
          </table:table-cell>
          <table:table-cell office:value-type="float" office:value="175.956" calcext:value-type="float">
            <text:p>175.956</text:p>
          </table:table-cell>
          <table:table-cell office:value-type="float" office:value="165.145" calcext:value-type="float">
            <text:p>165.145</text:p>
          </table:table-cell>
          <table:table-cell office:value-type="float" office:value="158.535" calcext:value-type="float">
            <text:p>158.535</text:p>
          </table:table-cell>
          <table:table-cell office:value-type="float" office:value="154.276" calcext:value-type="float">
            <text:p>154.276</text:p>
          </table:table-cell>
        </table:table-row>
        <table:table-row table:style-name="ro1">
          <table:table-cell office:value-type="string" calcext:value-type="string">
            <text:p>Trial 3</text:p>
          </table:table-cell>
          <table:table-cell office:value-type="float" office:value="205.017" calcext:value-type="float">
            <text:p>205.017</text:p>
          </table:table-cell>
          <table:table-cell office:value-type="float" office:value="174.449" calcext:value-type="float">
            <text:p>174.449</text:p>
          </table:table-cell>
          <table:table-cell office:value-type="float" office:value="162.257" calcext:value-type="float">
            <text:p>162.257</text:p>
          </table:table-cell>
          <table:table-cell office:value-type="float" office:value="156.2" calcext:value-type="float">
            <text:p>156.2</text:p>
          </table:table-cell>
          <table:table-cell office:value-type="float" office:value="156.078" calcext:value-type="float">
            <text:p>156.07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8:.B30])" office:value-type="float" office:value="201.271666666667" calcext:value-type="float">
            <text:p>201.2716666667</text:p>
          </table:table-cell>
          <table:table-cell table:formula="of:=AVERAGE([.C28:.C30])" office:value-type="float" office:value="173.134" calcext:value-type="float">
            <text:p>173.134</text:p>
          </table:table-cell>
          <table:table-cell table:formula="of:=AVERAGE([.D28:.D30])" office:value-type="float" office:value="164.968333333333" calcext:value-type="float">
            <text:p>164.9683333333</text:p>
          </table:table-cell>
          <table:table-cell table:formula="of:=AVERAGE([.E28:.E30])" office:value-type="float" office:value="156.637333333333" calcext:value-type="float">
            <text:p>156.6373333333</text:p>
          </table:table-cell>
          <table:table-cell table:formula="of:=AVERAGE([.F28:.F30])" office:value-type="float" office:value="155.435" calcext:value-type="float">
            <text:p>155.435</text:p>
          </table:table-cell>
        </table:table-row>
      </table:table>
      <table:table table:name="mqprime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1000 1</text:p>
          </table:table-cell>
          <table:table-cell office:value-type="string" calcext:value-type="string">
            <text:p>1000 2</text:p>
          </table:table-cell>
          <table:table-cell office:value-type="string" calcext:value-type="string">
            <text:p>1000 3</text:p>
          </table:table-cell>
          <table:table-cell office:value-type="string" calcext:value-type="string">
            <text:p>1000 4</text:p>
          </table:table-cell>
          <table:table-cell office:value-type="string" calcext:value-type="string">
            <text:p>1000 5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office:value-type="float" office:value="0.324" calcext:value-type="float">
            <text:p>0.324</text:p>
          </table:table-cell>
          <table:table-cell office:value-type="float" office:value="0.246" calcext:value-type="float">
            <text:p>0.246</text:p>
          </table:table-cell>
          <table:table-cell office:value-type="float" office:value="0.226" calcext:value-type="float">
            <text:p>0.226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9" calcext:value-type="float">
            <text:p>0.269</text:p>
          </table:table-cell>
        </table:table-row>
        <table:table-row table:style-name="ro1">
          <table:table-cell office:value-type="string" calcext:value-type="string">
            <text:p>Trial 2</text:p>
          </table:table-cell>
          <table:table-cell office:value-type="float" office:value="0.316" calcext:value-type="float">
            <text:p>0.316</text:p>
          </table:table-cell>
          <table:table-cell office:value-type="float" office:value="0.279" calcext:value-type="float">
            <text:p>0.279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9" calcext:value-type="float">
            <text:p>0.269</text:p>
          </table:table-cell>
          <table:table-cell office:value-type="float" office:value="0.268" calcext:value-type="float">
            <text:p>0.268</text:p>
          </table:table-cell>
        </table:table-row>
        <table:table-row table:style-name="ro1">
          <table:table-cell office:value-type="string" calcext:value-type="string">
            <text:p>Trial 3</text:p>
          </table:table-cell>
          <table:table-cell office:value-type="float" office:value="0.318" calcext:value-type="float">
            <text:p>0.318</text:p>
          </table:table-cell>
          <table:table-cell office:value-type="float" office:value="0.269" calcext:value-type="float">
            <text:p>0.269</text:p>
          </table:table-cell>
          <table:table-cell office:value-type="float" office:value="0.297" calcext:value-type="float">
            <text:p>0.297</text:p>
          </table:table-cell>
          <table:table-cell office:value-type="float" office:value="0.208" calcext:value-type="float">
            <text:p>0.208</text:p>
          </table:table-cell>
          <table:table-cell office:value-type="float" office:value="0.292" calcext:value-type="float">
            <text:p>0.29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5:.B7])" office:value-type="float" office:value="0.319333333333333" calcext:value-type="float">
            <text:p>0.3193333333</text:p>
          </table:table-cell>
          <table:table-cell table:formula="of:=AVERAGE([.C5:.C7])" office:value-type="float" office:value="0.264666666666667" calcext:value-type="float">
            <text:p>0.2646666667</text:p>
          </table:table-cell>
          <table:table-cell table:formula="of:=AVERAGE([.D5:.D7])" office:value-type="float" office:value="0.259333333333333" calcext:value-type="float">
            <text:p>0.2593333333</text:p>
          </table:table-cell>
          <table:table-cell table:formula="of:=AVERAGE([.E5:.E7])" office:value-type="float" office:value="0.247" calcext:value-type="float">
            <text:p>0.247</text:p>
          </table:table-cell>
          <table:table-cell table:formula="of:=AVERAGE([.F5:.F7])" office:value-type="float" office:value="0.276333333333333" calcext:value-type="float">
            <text:p>0.276333333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0000 1</text:p>
          </table:table-cell>
          <table:table-cell office:value-type="string" calcext:value-type="string">
            <text:p>10000 2</text:p>
          </table:table-cell>
          <table:table-cell office:value-type="string" calcext:value-type="string">
            <text:p>10000 3</text:p>
          </table:table-cell>
          <table:table-cell office:value-type="string" calcext:value-type="string">
            <text:p>10000 4</text:p>
          </table:table-cell>
          <table:table-cell office:value-type="string" calcext:value-type="string">
            <text:p>10000 5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office:value-type="float" office:value="14.728" calcext:value-type="float">
            <text:p>14.728</text:p>
          </table:table-cell>
          <table:table-cell office:value-type="float" office:value="13.385" calcext:value-type="float">
            <text:p>13.385</text:p>
          </table:table-cell>
          <table:table-cell office:value-type="float" office:value="10.659" calcext:value-type="float">
            <text:p>10.659</text:p>
          </table:table-cell>
          <table:table-cell office:value-type="float" office:value="10.413" calcext:value-type="float">
            <text:p>10.413</text:p>
          </table:table-cell>
          <table:table-cell office:value-type="float" office:value="8.996" calcext:value-type="float">
            <text:p>8.996</text:p>
          </table:table-cell>
        </table:table-row>
        <table:table-row table:style-name="ro1">
          <table:table-cell office:value-type="string" calcext:value-type="string">
            <text:p>Trial 2</text:p>
          </table:table-cell>
          <table:table-cell office:value-type="float" office:value="15.019" calcext:value-type="float">
            <text:p>15.019</text:p>
          </table:table-cell>
          <table:table-cell office:value-type="float" office:value="13.392" calcext:value-type="float">
            <text:p>13.392</text:p>
          </table:table-cell>
          <table:table-cell office:value-type="float" office:value="10.496" calcext:value-type="float">
            <text:p>10.496</text:p>
          </table:table-cell>
          <table:table-cell office:value-type="float" office:value="9.48" calcext:value-type="float">
            <text:p>9.48</text:p>
          </table:table-cell>
          <table:table-cell office:value-type="float" office:value="9.802" calcext:value-type="float">
            <text:p>9.802</text:p>
          </table:table-cell>
        </table:table-row>
        <table:table-row table:style-name="ro1">
          <table:table-cell office:value-type="string" calcext:value-type="string">
            <text:p>Trial 3</text:p>
          </table:table-cell>
          <table:table-cell office:value-type="float" office:value="14.557" calcext:value-type="float">
            <text:p>14.557</text:p>
          </table:table-cell>
          <table:table-cell office:value-type="float" office:value="12.546" calcext:value-type="float">
            <text:p>12.546</text:p>
          </table:table-cell>
          <table:table-cell office:value-type="float" office:value="10.939" calcext:value-type="float">
            <text:p>10.939</text:p>
          </table:table-cell>
          <table:table-cell office:value-type="float" office:value="9.905" calcext:value-type="float">
            <text:p>9.905</text:p>
          </table:table-cell>
          <table:table-cell office:value-type="float" office:value="8.865" calcext:value-type="float">
            <text:p>8.86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1:.B13])" office:value-type="float" office:value="14.768" calcext:value-type="float">
            <text:p>14.768</text:p>
          </table:table-cell>
          <table:table-cell table:formula="of:=AVERAGE([.C11:.C13])" office:value-type="float" office:value="13.1076666666667" calcext:value-type="float">
            <text:p>13.1076666667</text:p>
          </table:table-cell>
          <table:table-cell table:formula="of:=AVERAGE([.D11:.D13])" office:value-type="float" office:value="10.698" calcext:value-type="float">
            <text:p>10.698</text:p>
          </table:table-cell>
          <table:table-cell table:formula="of:=AVERAGE([.E11:.E13])" office:value-type="float" office:value="9.93266666666667" calcext:value-type="float">
            <text:p>9.9326666667</text:p>
          </table:table-cell>
          <table:table-cell table:formula="of:=AVERAGE([.F11:.F13])" office:value-type="float" office:value="9.221" calcext:value-type="float">
            <text:p>9.22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25000 1</text:p>
          </table:table-cell>
          <table:table-cell office:value-type="string" calcext:value-type="string">
            <text:p>25000 2</text:p>
          </table:table-cell>
          <table:table-cell office:value-type="string" calcext:value-type="string">
            <text:p>25000 3</text:p>
          </table:table-cell>
          <table:table-cell office:value-type="string" calcext:value-type="string">
            <text:p>25000 4</text:p>
          </table:table-cell>
          <table:table-cell office:value-type="string" calcext:value-type="string">
            <text:p>25000 5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office:value-type="float" office:value="71.918" calcext:value-type="float">
            <text:p>71.918</text:p>
          </table:table-cell>
          <table:table-cell office:value-type="float" office:value="57.597" calcext:value-type="float">
            <text:p>57.597</text:p>
          </table:table-cell>
          <table:table-cell office:value-type="float" office:value="49.396" calcext:value-type="float">
            <text:p>49.396</text:p>
          </table:table-cell>
          <table:table-cell office:value-type="float" office:value="45.282" calcext:value-type="float">
            <text:p>45.282</text:p>
          </table:table-cell>
          <table:table-cell office:value-type="float" office:value="42.524" calcext:value-type="float">
            <text:p>42.524</text:p>
          </table:table-cell>
        </table:table-row>
        <table:table-row table:style-name="ro1">
          <table:table-cell office:value-type="string" calcext:value-type="string">
            <text:p>Trial 2</text:p>
          </table:table-cell>
          <table:table-cell office:value-type="float" office:value="71.715" calcext:value-type="float">
            <text:p>71.715</text:p>
          </table:table-cell>
          <table:table-cell office:value-type="float" office:value="66.019" calcext:value-type="float">
            <text:p>66.019</text:p>
          </table:table-cell>
          <table:table-cell office:value-type="float" office:value="49.616" calcext:value-type="float">
            <text:p>49.616</text:p>
          </table:table-cell>
          <table:table-cell office:value-type="float" office:value="50.123" calcext:value-type="float">
            <text:p>50.123</text:p>
          </table:table-cell>
          <table:table-cell office:value-type="float" office:value="43.045" calcext:value-type="float">
            <text:p>43.045</text:p>
          </table:table-cell>
        </table:table-row>
        <table:table-row table:style-name="ro1">
          <table:table-cell office:value-type="string" calcext:value-type="string">
            <text:p>Trial 3</text:p>
          </table:table-cell>
          <table:table-cell office:value-type="float" office:value="70.208" calcext:value-type="float">
            <text:p>70.208</text:p>
          </table:table-cell>
          <table:table-cell office:value-type="float" office:value="59.516" calcext:value-type="float">
            <text:p>59.516</text:p>
          </table:table-cell>
          <table:table-cell/>
          <table:table-cell office:value-type="float" office:value="43.151" calcext:value-type="float">
            <text:p>43.151</text:p>
          </table:table-cell>
          <table:table-cell office:value-type="float" office:value="38.597" calcext:value-type="float">
            <text:p>38.59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7:.B19])" office:value-type="float" office:value="71.2803333333333" calcext:value-type="float">
            <text:p>71.2803333333</text:p>
          </table:table-cell>
          <table:table-cell table:formula="of:=AVERAGE([.C17:.C19])" office:value-type="float" office:value="61.044" calcext:value-type="float">
            <text:p>61.044</text:p>
          </table:table-cell>
          <table:table-cell table:formula="of:=AVERAGE([.D17:.D19])" office:value-type="float" office:value="49.506" calcext:value-type="float">
            <text:p>49.506</text:p>
          </table:table-cell>
          <table:table-cell table:formula="of:=AVERAGE([.E17:.E19])" office:value-type="float" office:value="46.1853333333333" calcext:value-type="float">
            <text:p>46.1853333333</text:p>
          </table:table-cell>
          <table:table-cell table:formula="of:=AVERAGE([.F17:.F19])" office:value-type="float" office:value="41.3886666666667" calcext:value-type="float">
            <text:p>41.388666666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50000 1</text:p>
          </table:table-cell>
          <table:table-cell office:value-type="string" calcext:value-type="string">
            <text:p>50000 2</text:p>
          </table:table-cell>
          <table:table-cell office:value-type="string" calcext:value-type="string">
            <text:p>50000 3</text:p>
          </table:table-cell>
          <table:table-cell office:value-type="string" calcext:value-type="string">
            <text:p>50000 4</text:p>
          </table:table-cell>
          <table:table-cell office:value-type="string" calcext:value-type="string">
            <text:p>50000 5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office:value-type="float" office:value="247.893" calcext:value-type="float">
            <text:p>247.893</text:p>
          </table:table-cell>
          <table:table-cell office:value-type="float" office:value="186.972" calcext:value-type="float">
            <text:p>186.972</text:p>
          </table:table-cell>
          <table:table-cell office:value-type="float" office:value="160.231" calcext:value-type="float">
            <text:p>160.231</text:p>
          </table:table-cell>
          <table:table-cell office:value-type="float" office:value="133.283" calcext:value-type="float">
            <text:p>133.283</text:p>
          </table:table-cell>
          <table:table-cell office:value-type="float" office:value="123.951" calcext:value-type="float">
            <text:p>123.951</text:p>
          </table:table-cell>
        </table:table-row>
        <table:table-row table:style-name="ro1">
          <table:table-cell office:value-type="string" calcext:value-type="string">
            <text:p>Trial 2</text:p>
          </table:table-cell>
          <table:table-cell office:value-type="float" office:value="238.911" calcext:value-type="float">
            <text:p>238.911</text:p>
          </table:table-cell>
          <table:table-cell office:value-type="float" office:value="185.212" calcext:value-type="float">
            <text:p>185.212</text:p>
          </table:table-cell>
          <table:table-cell office:value-type="float" office:value="157.328" calcext:value-type="float">
            <text:p>157.328</text:p>
          </table:table-cell>
          <table:table-cell office:value-type="float" office:value="135.428" calcext:value-type="float">
            <text:p>135.428</text:p>
          </table:table-cell>
          <table:table-cell office:value-type="float" office:value="121.492" calcext:value-type="float">
            <text:p>121.492</text:p>
          </table:table-cell>
        </table:table-row>
        <table:table-row table:style-name="ro1">
          <table:table-cell office:value-type="string" calcext:value-type="string">
            <text:p>Trial 3</text:p>
          </table:table-cell>
          <table:table-cell office:value-type="float" office:value="242.718" calcext:value-type="float">
            <text:p>242.718</text:p>
          </table:table-cell>
          <table:table-cell office:value-type="float" office:value="185.879" calcext:value-type="float">
            <text:p>185.879</text:p>
          </table:table-cell>
          <table:table-cell office:value-type="float" office:value="160.995" calcext:value-type="float">
            <text:p>160.995</text:p>
          </table:table-cell>
          <table:table-cell office:value-type="float" office:value="131.671" calcext:value-type="float">
            <text:p>131.671</text:p>
          </table:table-cell>
          <table:table-cell office:value-type="float" office:value="118.809" calcext:value-type="float">
            <text:p>118.80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3:.B25])" office:value-type="float" office:value="243.174" calcext:value-type="float">
            <text:p>243.174</text:p>
          </table:table-cell>
          <table:table-cell table:formula="of:=AVERAGE([.C23:.C25])" office:value-type="float" office:value="186.021" calcext:value-type="float">
            <text:p>186.021</text:p>
          </table:table-cell>
          <table:table-cell table:formula="of:=AVERAGE([.D23:.D25])" office:value-type="float" office:value="159.518" calcext:value-type="float">
            <text:p>159.518</text:p>
          </table:table-cell>
          <table:table-cell table:formula="of:=AVERAGE([.E23:.E25])" office:value-type="float" office:value="133.460666666667" calcext:value-type="float">
            <text:p>133.4606666667</text:p>
          </table:table-cell>
          <table:table-cell table:formula="of:=AVERAGE([.F23:.F25])" office:value-type="float" office:value="121.417333333333" calcext:value-type="float">
            <text:p>121.417333333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00000 1</text:p>
          </table:table-cell>
          <table:table-cell office:value-type="string" calcext:value-type="string">
            <text:p>100000 2</text:p>
          </table:table-cell>
          <table:table-cell office:value-type="string" calcext:value-type="string">
            <text:p>100000 3</text:p>
          </table:table-cell>
          <table:table-cell office:value-type="string" calcext:value-type="string">
            <text:p>100000 4</text:p>
          </table:table-cell>
          <table:table-cell office:value-type="string" calcext:value-type="string">
            <text:p>100000 5</text:p>
          </table:table-cell>
        </table:table-row>
        <table:table-row table:style-name="ro1">
          <table:table-cell office:value-type="string" calcext:value-type="string">
            <text:p>Trial 1</text:p>
          </table:table-cell>
          <table:table-cell office:value-type="float" office:value="713.868" calcext:value-type="float">
            <text:p>713.868</text:p>
          </table:table-cell>
          <table:table-cell office:value-type="float" office:value="532.584" calcext:value-type="float">
            <text:p>532.584</text:p>
          </table:table-cell>
          <table:table-cell office:value-type="float" office:value="427.319" calcext:value-type="float">
            <text:p>427.319</text:p>
          </table:table-cell>
          <table:table-cell office:value-type="float" office:value="404.067" calcext:value-type="float">
            <text:p>404.067</text:p>
          </table:table-cell>
          <table:table-cell office:value-type="float" office:value="357.355" calcext:value-type="float">
            <text:p>357.355</text:p>
          </table:table-cell>
        </table:table-row>
        <table:table-row table:style-name="ro1">
          <table:table-cell office:value-type="string" calcext:value-type="string">
            <text:p>Trial 2</text:p>
          </table:table-cell>
          <table:table-cell office:value-type="float" office:value="719.862" calcext:value-type="float">
            <text:p>719.862</text:p>
          </table:table-cell>
          <table:table-cell office:value-type="float" office:value="540.512" calcext:value-type="float">
            <text:p>540.512</text:p>
          </table:table-cell>
          <table:table-cell office:value-type="float" office:value="417.989" calcext:value-type="float">
            <text:p>417.989</text:p>
          </table:table-cell>
          <table:table-cell office:value-type="float" office:value="408.742" calcext:value-type="float">
            <text:p>408.742</text:p>
          </table:table-cell>
          <table:table-cell office:value-type="float" office:value="350.784" calcext:value-type="float">
            <text:p>350.784</text:p>
          </table:table-cell>
        </table:table-row>
        <table:table-row table:style-name="ro1">
          <table:table-cell office:value-type="string" calcext:value-type="string">
            <text:p>Trial 3</text:p>
          </table:table-cell>
          <table:table-cell office:value-type="float" office:value="715.679" calcext:value-type="float">
            <text:p>715.679</text:p>
          </table:table-cell>
          <table:table-cell office:value-type="float" office:value="528.356" calcext:value-type="float">
            <text:p>528.356</text:p>
          </table:table-cell>
          <table:table-cell office:value-type="float" office:value="435.769" calcext:value-type="float">
            <text:p>435.769</text:p>
          </table:table-cell>
          <table:table-cell office:value-type="float" office:value="401.867" calcext:value-type="float">
            <text:p>401.867</text:p>
          </table:table-cell>
          <table:table-cell office:value-type="float" office:value="353.275" calcext:value-type="float">
            <text:p>353.27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9:.B31])" office:value-type="float" office:value="716.469666666667" calcext:value-type="float">
            <text:p>716.4696666667</text:p>
          </table:table-cell>
          <table:table-cell table:formula="of:=AVERAGE([.C29:.C31])" office:value-type="float" office:value="533.817333333333" calcext:value-type="float">
            <text:p>533.8173333333</text:p>
          </table:table-cell>
          <table:table-cell table:formula="of:=AVERAGE([.D29:.D31])" office:value-type="float" office:value="427.025666666667" calcext:value-type="float">
            <text:p>427.0256666667</text:p>
          </table:table-cell>
          <table:table-cell table:formula="of:=AVERAGE([.E29:.E31])" office:value-type="float" office:value="404.892" calcext:value-type="float">
            <text:p>404.892</text:p>
          </table:table-cell>
          <table:table-cell table:formula="of:=AVERAGE([.F29:.F31])" office:value-type="float" office:value="353.804666666667" calcext:value-type="float">
            <text:p>353.804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07:32:50.782728078</meta:creation-date>
    <dc:date>2018-02-28T11:02:59.662326406</dc:date>
    <meta:editing-duration>PT46M13S</meta:editing-duration>
    <meta:editing-cycles>9</meta:editing-cycles>
    <meta:generator>LibreOffice/5.1.6.2$Linux_X86_64 LibreOffice_project/10m0$Build-2</meta:generator>
    <meta:document-statistic meta:table-count="2" meta:cell-count="289" meta:object-count="0"/>
  </office:meta>
</office:document-meta>
</file>